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586e"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586e" style:font-name="Arial" style:font-size-asian="11pt" style:font-size-complex="11pt"/>
    </style:style>
    <style:style style:family="paragraph" style:name="P5" style:parent-style-name="Standard">
      <style:text-properties officeooo:paragraph-rsid="0005586e"/>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8" style:parent-style-name="UrbanBody">
      <style:text-properties fo:font-size="12pt" style:font-name="arial" style:font-size-asian="12pt" style:font-size-complex="12pt"/>
    </style:style>
    <style:style style:family="paragraph" style:name="P9" style:parent-style-name="UrbanTitle3">
      <style:paragraph-properties fo:text-align="center" style:justify-single-word="false"/>
      <style:text-properties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05586e" style:font-name="Arial" style:font-size-asian="10pt" style:font-size-complex="10pt"/>
    </style:style>
    <style:style style:family="paragraph" style:name="P11" style:parent-style-name="UrbanTitle">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BE" fo:language="fr"/>
    </style:style>
    <style:style style:family="text" style:name="T6">
      <style:text-properties style:text-position="super 58%"/>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4"><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2.A1">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text:span text:style-name="T15">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12"><text:span text:style-name="T14">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licence_view.get_parcels()</text:text-input></text:p>
      <text:p text:style-name="P6"/>
      <text:p text:style-name="P6"/>
      <text:p text:style-name="P3"><text:conditional-text text:condition="ooow:&quot;view.do_mailing()&quot;" text:string-value-if-false="" text:string-value-if-true="&quot;mailed_data.getPersonTitleValue()&quot;">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office:value-type="string" table:style-name="Tableau1.A1">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text:span text:style-name="T12">do text if len(self.getSolicitOpinionsTo()) &gt; 0</text:span></text:p></office:annotation><text:line-break/>La présente demande est soumise à la consultation des services ou commissions suivants :</text:p>
      <text:section text:name="Section1" text:style-name="Sect1">
        <text:p text:style-name="P6"><office:annotation><dc:creator>Stéphan Geulette</dc:creator><dc:date>2011-04-04T10:27:09</dc:date><text:p><text:span text:style-name="T12">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text:span text:style-name="T13">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text:span text:style-name="T13">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
      <text:p text:style-name="P6"><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586e"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586e" style:font-name="Arial" style:font-size-asian="11pt" style:font-size-complex="11pt"/>
    </style:style>
    <style:style style:family="paragraph" style:name="P5" style:parent-style-name="Standard">
      <style:text-properties officeooo:paragraph-rsid="0005586e"/>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8" style:parent-style-name="UrbanBody">
      <style:text-properties fo:font-size="12pt" style:font-name="arial" style:font-size-asian="12pt" style:font-size-complex="12pt"/>
    </style:style>
    <style:style style:family="paragraph" style:name="P9" style:parent-style-name="UrbanTitle3">
      <style:paragraph-properties fo:text-align="center" style:justify-single-word="false"/>
      <style:text-properties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05586e" style:font-name="Arial" style:font-size-asian="10pt" style:font-size-complex="10pt"/>
    </style:style>
    <style:style style:family="paragraph" style:name="P11" style:parent-style-name="UrbanTitle">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BE" fo:language="fr"/>
    </style:style>
    <style:style style:family="text" style:name="T6">
      <style:text-properties style:text-position="super 58%"/>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4"><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2.A1">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text:span text:style-name="T15">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12"><text:span text:style-name="T14">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licence_view.get_parcels()</text:text-input></text:p>
      <text:p text:style-name="P6"/>
      <text:p text:style-name="P6"/>
      <text:p text:style-name="P3"><text:conditional-text text:condition="ooow:&quot;view.do_mailing()&quot;" text:string-value-if-false="" text:string-value-if-true="&quot;mailed_data.getPersonTitleValue()&quot;">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office:value-type="string" table:style-name="Tableau1.A1">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text:span text:style-name="T12">do text if len(self.getSolicitOpinionsTo()) &gt; 0</text:span></text:p></office:annotation><text:line-break/>La présente demande est soumise à la consultation des services ou commissions suivants :</text:p>
      <text:section text:name="Section1" text:style-name="Sect1">
        <text:p text:style-name="P6"><office:annotation><dc:creator>Stéphan Geulette</dc:creator><dc:date>2011-04-04T10:27:09</dc:date><text:p><text:span text:style-name="T12">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text:span text:style-name="T13">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text:span text:style-name="T13">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
      <text:p text:style-name="P6"><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586e"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586e" style:font-name="Arial" style:font-size-asian="11pt" style:font-size-complex="11pt"/>
    </style:style>
    <style:style style:family="paragraph" style:name="P5" style:parent-style-name="Standard">
      <style:text-properties officeooo:paragraph-rsid="0005586e"/>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8" style:parent-style-name="UrbanBody">
      <style:text-properties fo:font-size="12pt" style:font-name="arial" style:font-size-asian="12pt" style:font-size-complex="12pt"/>
    </style:style>
    <style:style style:family="paragraph" style:name="P9" style:parent-style-name="UrbanTitle3">
      <style:paragraph-properties fo:text-align="center" style:justify-single-word="false"/>
      <style:text-properties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05586e" style:font-name="Arial" style:font-size-asian="10pt" style:font-size-complex="10pt"/>
    </style:style>
    <style:style style:family="paragraph" style:name="P11" style:parent-style-name="UrbanTitle">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BE" fo:language="fr"/>
    </style:style>
    <style:style style:family="text" style:name="T6">
      <style:text-properties style:text-position="super 58%"/>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4"><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2.A1">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text:span text:style-name="T15">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12"><text:span text:style-name="T14">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licence_view.get_parcels()</text:text-input></text:p>
      <text:p text:style-name="P6"/>
      <text:p text:style-name="P6"/>
      <text:p text:style-name="P3"><text:conditional-text text:condition="ooow:&quot;view.do_mailing()&quot;" text:string-value-if-false="" text:string-value-if-true="&quot;mailed_data.getPersonTitleValue()&quot;">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office:value-type="string" table:style-name="Tableau1.A1">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text:span text:style-name="T12">do text if len(self.getSolicitOpinionsTo()) &gt; 0</text:span></text:p></office:annotation><text:line-break/>La présente demande est soumise à la consultation des services ou commissions suivants :</text:p>
      <text:section text:name="Section1" text:style-name="Sect1">
        <text:p text:style-name="P6"><office:annotation><dc:creator>Stéphan Geulette</dc:creator><dc:date>2011-04-04T10:27:09</dc:date><text:p><text:span text:style-name="T12">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text:span text:style-name="T13">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text:span text:style-name="T13">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
      <text:p text:style-name="P6"><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586e"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586e" style:font-name="Arial" style:font-size-asian="11pt" style:font-size-complex="11pt"/>
    </style:style>
    <style:style style:family="paragraph" style:name="P5" style:parent-style-name="Standard">
      <style:text-properties officeooo:paragraph-rsid="0005586e"/>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8" style:parent-style-name="UrbanBody">
      <style:text-properties fo:font-size="12pt" style:font-name="arial" style:font-size-asian="12pt" style:font-size-complex="12pt"/>
    </style:style>
    <style:style style:family="paragraph" style:name="P9" style:parent-style-name="UrbanTitle3">
      <style:paragraph-properties fo:text-align="center" style:justify-single-word="false"/>
      <style:text-properties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05586e" style:font-name="Arial" style:font-size-asian="10pt" style:font-size-complex="10pt"/>
    </style:style>
    <style:style style:family="paragraph" style:name="P11" style:parent-style-name="UrbanTitle">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BE" fo:language="fr"/>
    </style:style>
    <style:style style:family="text" style:name="T6">
      <style:text-properties style:text-position="super 58%"/>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4"><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office:value-type="string" table:style-name="Tableau2.A1">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text:span text:style-name="T15">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12"><text:span text:style-name="T14">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licence_view.get_parcels()</text:text-input></text:p>
      <text:p text:style-name="P6"/>
      <text:p text:style-name="P6"/>
      <text:p text:style-name="P3"><text:conditional-text text:condition="ooow:&quot;view.do_mailing()&quot;" text:string-value-if-false="" text:string-value-if-true="&quot;mailed_data.getPersonTitleValue()&quot;">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office:value-type="string" table:style-name="Tableau1.A1">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text:span text:style-name="T12">do text if len(self.getSolicitOpinionsTo()) &gt; 0</text:span></text:p></office:annotation><text:line-break/>La présente demande est soumise à la consultation des services ou commissions suivants :</text:p>
      <text:section text:name="Section1" text:style-name="Sect1">
        <text:p text:style-name="P6"><office:annotation><dc:creator>Stéphan Geulette</dc:creator><dc:date>2011-04-04T10:27:09</dc:date><text:p><text:span text:style-name="T12">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text:span text:style-name="T13">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text:span text:style-name="T13">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
      <text:p text:style-name="P6"><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2:40.317327915</dc:date>
    <dc:language>fr-FR</dc:language>
    <meta:editing-cycles>139</meta:editing-cycles>
    <meta:editing-duration>P2DT9H3M3S</meta:editing-duration>
    <meta:document-statistic meta:table-count="2" meta:image-count="0" meta:object-count="0" meta:page-count="2" meta:paragraph-count="32" meta:word-count="582" meta:character-count="3935" meta:non-whitespace-character-count="3406"/>
    <meta:user-defined meta:name="Info 1"/>
    <meta:user-defined meta:name="Info 2"/>
    <meta:user-defined meta:name="Info 3"/>
    <meta:user-defined meta:name="Info 4"/>
  </office:meta>
</office:document-meta>
</file>